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9346" officeooo:paragraph-rsid="00129346"/>
    </style:style>
    <style:style style:name="P2" style:family="paragraph" style:parent-style-name="Standard">
      <style:text-properties officeooo:rsid="00129346" officeooo:paragraph-rsid="001444c7"/>
    </style:style>
    <style:style style:name="P3" style:family="paragraph" style:parent-style-name="Standard">
      <style:text-properties officeooo:rsid="00129346" officeooo:paragraph-rsid="0020c469"/>
    </style:style>
    <style:style style:name="P4" style:family="paragraph" style:parent-style-name="Standard">
      <style:text-properties officeooo:rsid="00129346" officeooo:paragraph-rsid="0028bb3a"/>
    </style:style>
    <style:style style:name="P5" style:family="paragraph" style:parent-style-name="Standard">
      <style:text-properties officeooo:rsid="001444c7" officeooo:paragraph-rsid="001444c7"/>
    </style:style>
    <style:style style:name="P6" style:family="paragraph" style:parent-style-name="Standard">
      <style:text-properties officeooo:rsid="001444c7" officeooo:paragraph-rsid="002829a1"/>
    </style:style>
    <style:style style:name="P7" style:family="paragraph" style:parent-style-name="Standard">
      <style:text-properties officeooo:rsid="001642f6" officeooo:paragraph-rsid="001642f6"/>
    </style:style>
    <style:style style:name="P8" style:family="paragraph" style:parent-style-name="Standard">
      <style:text-properties officeooo:rsid="001642f6" officeooo:paragraph-rsid="00213e6b"/>
    </style:style>
    <style:style style:name="P9" style:family="paragraph" style:parent-style-name="Standard">
      <style:text-properties officeooo:rsid="0017d7e5" officeooo:paragraph-rsid="0017d7e5"/>
    </style:style>
    <style:style style:name="P10" style:family="paragraph" style:parent-style-name="Standard">
      <style:text-properties officeooo:rsid="0017d7e5" officeooo:paragraph-rsid="00218054"/>
    </style:style>
    <style:style style:name="P11" style:family="paragraph" style:parent-style-name="Standard">
      <style:text-properties officeooo:rsid="0017d7e5" officeooo:paragraph-rsid="00223ca2"/>
    </style:style>
    <style:style style:name="P12" style:family="paragraph" style:parent-style-name="Standard">
      <style:text-properties officeooo:rsid="001a7670" officeooo:paragraph-rsid="001a7670"/>
    </style:style>
    <style:style style:name="P13" style:family="paragraph" style:parent-style-name="Standard">
      <style:text-properties officeooo:rsid="001c78b7" officeooo:paragraph-rsid="001c78b7"/>
    </style:style>
    <style:style style:name="P14" style:family="paragraph" style:parent-style-name="Standard">
      <style:text-properties officeooo:rsid="001c78b7" officeooo:paragraph-rsid="00242335"/>
    </style:style>
    <style:style style:name="T1" style:family="text">
      <style:text-properties officeooo:rsid="001444c7"/>
    </style:style>
    <style:style style:name="T2" style:family="text">
      <style:text-properties officeooo:rsid="001a7670"/>
    </style:style>
    <style:style style:name="T3" style:family="text">
      <style:text-properties officeooo:rsid="001b80f1"/>
    </style:style>
    <style:style style:name="T4" style:family="text">
      <style:text-properties officeooo:rsid="001c78b7"/>
    </style:style>
    <style:style style:name="T5" style:family="text">
      <style:text-properties officeooo:rsid="001e0a35"/>
    </style:style>
    <style:style style:name="T6" style:family="text">
      <style:text-properties officeooo:rsid="001ffec2"/>
    </style:style>
    <style:style style:name="T7" style:family="text">
      <style:text-properties officeooo:rsid="0020c469"/>
    </style:style>
    <style:style style:name="T8" style:family="text">
      <style:text-properties officeooo:rsid="00213e6b"/>
    </style:style>
    <style:style style:name="T9" style:family="text">
      <style:text-properties officeooo:rsid="00218054"/>
    </style:style>
    <style:style style:name="T10" style:family="text">
      <style:text-properties officeooo:rsid="00223ca2"/>
    </style:style>
    <style:style style:name="T11" style:family="text">
      <style:text-properties officeooo:rsid="0024ee03"/>
    </style:style>
    <style:style style:name="T12" style:family="text">
      <style:text-properties officeooo:rsid="0026ca49"/>
    </style:style>
    <style:style style:name="T13" style:family="text">
      <style:text-properties officeooo:rsid="00279ba8"/>
    </style:style>
    <style:style style:name="T14" style:family="text">
      <style:text-properties officeooo:rsid="002829a1"/>
    </style:style>
    <style:style style:name="T15" style:family="text">
      <style:text-properties officeooo:rsid="0028bb3a"/>
    </style:style>
    <style:style style:name="T16" style:family="text">
      <style:text-properties officeooo:rsid="0029c7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Modern Web Services: How we serve up our content</text:p>
      <text:p text:style-name="P1"><text:tab/><text:span text:style-name="T5">a) Greetings, welcome to a discussion</text:span></text:p>
      <text:p text:style-name="P1"/>
      <text:p text:style-name="P1">2) About me</text:p>
      <text:p text:style-name="P1"><text:tab/><text:span text:style-name="T5">a) email me if you have any questions</text:span></text:p>
      <text:p text:style-name="P1"><text:tab/><text:span text:style-name="T5">b) copy of the slides can be found on my github account</text:span></text:p>
      <text:p text:style-name="P1"/>
      <text:p text:style-name="P1">3) Transpar<text:span text:style-name="T11">e</text:span>ncy</text:p>
      <text:p text:style-name="P1"><text:tab/><text:span text:style-name="T14">a) software oriented architecture</text:span></text:p>
      <text:p text:style-name="P1"><text:tab/>a) <text:span text:style-name="T1">M</text:span>uch longer and boring</text:p>
      <text:p text:style-name="P1"><text:tab/>b) <text:span text:style-name="T1">Th</text:span>ank Antonio</text:p>
      <text:p text:style-name="P1"><text:tab/><text:span text:style-name="T14">c) Trim it down and make sure people can see the slides</text:span></text:p>
      <text:p text:style-name="P1"/>
      <text:p text:style-name="P1">4) Questions? Comments?</text:p>
      <text:p text:style-name="P1"><text:tab/>a) <text:span text:style-name="T1">R</text:span>aise hand</text:p>
      <text:p text:style-name="P2"><text:tab/><text:span text:style-name="T1">b) Feel free to interrupt if you need clarification or if I missed a key point </text:span></text:p>
      <text:p text:style-name="P1"/>
      <text:p text:style-name="P1">5) Overview</text:p>
      <text:p text:style-name="P1"><text:tab/>b) talk about common web services and patterns</text:p>
      <text:p text:style-name="P1"><text:tab/>c) lots of different techniques <text:span text:style-name="T6">for combining</text:span>, we are covering <text:span text:style-name="T6">only</text:span> a handful</text:p>
      <text:p text:style-name="P6"><text:span text:style-name="T12"><text:tab/>a</text:span>) MVP: Allows order of custom anvils – size, shapes, colors</text:p>
      <text:p text:style-name="P6"><text:tab/><text:span text:style-name="T12">b) Setup a single web server</text:span></text:p>
      <text:p text:style-name="P1"/>
      <text:p text:style-name="P1">6) Single <text:span text:style-name="T1">server</text:span></text:p>
      <text:p text:style-name="P1"><text:tab/><text:span text:style-name="T7">b) made up an HTTP server, HTML, JS, CSS, art assets, and a databases</text:span></text:p>
      <text:p text:style-name="P4"><text:span text:style-name="T1"><text:tab/>d) Our example will be built using a scripting language style application.</text:span></text:p>
      <text:p text:style-name="P3"><text:tab/><text:span text:style-name="T7">c) PHP app, Django, WordPress bolt an ecommerce<text:tab/></text:span></text:p>
      <text:p text:style-name="P2"><text:span text:style-name="T1"><text:tab/>e) The web server, Apache, NGINX, etc…</text:span></text:p>
      <text:p text:style-name="P5"><text:tab/>f) DB could be a Relational Database, MySQL, Postgres, MSSQL or a NoSQL database, like <text:tab/>MongoDB, CouchDB, Redis, etc…</text:p>
      <text:p text:style-name="P5"><text:tab/>g) Very common pattern, especially <text:span text:style-name="T13">withs </text:span>MVP<text:span text:style-name="T13">s</text:span></text:p>
      <text:p text:style-name="P5"><text:tab/>h) Initial <text:span text:style-name="T13">build can be done a small team</text:span></text:p>
      <text:p text:style-name="P5"><text:tab/>i) Can handle a fair number or users, enough to try an MVP<text:tab/></text:p>
      <text:p text:style-name="P5"/>
      <text:p text:style-name="P7">7) Scaling problems</text:p>
      <text:p text:style-name="P7"><text:tab/><text:span text:style-name="T12">a)</text:span> Start getting orders</text:p>
      <text:p text:style-name="P7"><text:tab/>b) And even more orders</text:p>
      <text:p text:style-name="P7"><text:tab/>c) More features, custom logo, order notifications, <text:span text:style-name="T12">managers want</text:span> reports</text:p>
      <text:p text:style-name="P7"><text:tab/>d) Too much traffic and the site is slowing down</text:p>
      <text:p text:style-name="P7"/>
      <text:p text:style-name="P7">8) Common problems</text:p>
      <text:p text:style-name="P7"><text:tab/>a) We have 10 people browsing the site downloading HTML, CSS, JS – possibly many dozens of requests per page load</text:p>
      <text:p text:style-name="P7"><text:tab/>b) The database needs CPU time and memory too</text:p>
      <text:p text:style-name="P7"><text:tab/>c) Our own employees interact with the ecommerce system during business hours – adding more load</text:p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>9) What can we do?</text:p>
      <text:p text:style-name="P7"><text:tab/><text:span text:style-name="T8">a</text:span>) Upgrade <text:span text:style-name="T8">servers</text:span>, add more CPUs and memory to the server (vertical)</text:p>
      <text:p text:style-name="P7"><text:tab/><text:span text:style-name="T8">b</text:span>) Add more servers</text:p>
      <text:p text:style-name="P7"><text:span text:style-name="T8"><text:tab/>c</text:span>) Larger servers only go so far – we need redundancy, we want to minimize downtown when upgrading</text:p>
      <text:p text:style-name="P8"><text:tab/><text:span text:style-name="T8">d</text:span>) Reduce the number of requests</text:p>
      <text:p text:style-name="P7"/>
      <text:p text:style-name="P7">10) Reduce the number of requests</text:p>
      <text:p text:style-name="P7"><text:tab/>a) <text:span text:style-name="T8">Single HTML document </text:span>many dozens of assets – CSS, JS, images, pfds (sales borcure)</text:p>
      <text:p text:style-name="P7"><text:span text:style-name="T8"><text:tab/>b</text:span>) Eliminates a huge number of request – may only need to serve the HTML now</text:p>
      <text:p text:style-name="P7"><text:span text:style-name="T8"><text:tab/>c) Short term solution, getting more orders and our load is still going up, database is getting larger</text:span></text:p>
      <text:p text:style-name="P7"><text:tab/><text:span text:style-name="T15">d) We really need to add servers, but we need to move the database</text:span></text:p>
      <text:p text:style-name="P7"/>
      <text:p text:style-name="P9">11) Database grows</text:p>
      <text:p text:style-name="P9"><text:tab/>a) Database starts taking a lot of resources</text:p>
      <text:p text:style-name="P9"><text:tab/>b) Someone runs reports in the middle of day – slows web page serving down</text:p>
      <text:p text:style-name="P9"><text:tab/>c) Move the database to it’s own server</text:p>
      <text:p text:style-name="P9"><text:span text:style-name="T9"><text:tab/>d) Doesn’t solve the redundancy issue</text:span></text:p>
      <text:p text:style-name="P9"><text:tab/><text:span text:style-name="T15">e) Some teams jump right to this design from the start</text:span></text:p>
      <text:p text:style-name="P9"/>
      <text:p text:style-name="P9">12) Web server bottles necks again</text:p>
      <text:p text:style-name="P9"><text:tab/><text:span text:style-name="T9">a) Add a load balancer and put out web server behind it</text:span></text:p>
      <text:p text:style-name="P9"><text:tab/><text:span text:style-name="T9">b) Then we start adding web servers</text:span></text:p>
      <text:p text:style-name="P10"><text:tab/>c) Redundancy and increase capacity</text:p>
      <text:p text:style-name="P10"><text:tab/><text:span text:style-name="T9">d</text:span>) Occasionally our cloud provider has a hiccup</text:p>
      <text:p text:style-name="P9"><text:tab/><text:span text:style-name="T9">e</text:span>) <text:span text:style-name="T9">M</text:span>aintenance/updates without taking system download</text:p>
      <text:p text:style-name="P9"><text:tab/><text:span text:style-name="T9">f) We still need to be able to scale our database</text:span></text:p>
      <text:p text:style-name="P9"/>
      <text:p text:style-name="P9">13) Scale the database and add redundancy</text:p>
      <text:p text:style-name="P9"><text:tab/><text:span text:style-name="T16">a) Database master-slave cluster</text:span></text:p>
      <text:p text:style-name="P9"><text:tab/>a) Have the same downtime and load issues we had with the web services</text:p>
      <text:p text:style-name="P9"><text:tab/>b) Solution is similar <text:span text:style-name="T9">solution</text:span></text:p>
      <text:p text:style-name="P9"><text:tab/>c) Master server handles reads and writes</text:p>
      <text:p text:style-name="P9"><text:tab/>d) Slaves handle reads and we spread reads across the slaves and master</text:p>
      <text:p text:style-name="P9"><text:tab/>e) Master is a bottle neck, but with <text:span text:style-name="T10">tricks</text:span> we can kick that can down the road</text:p>
      <text:p text:style-name="P9"><text:tab/>f) Some systems have failover modes that will allow “hot master” to take over or the promotion of a slave</text:p>
      <text:p text:style-name="P9"><text:tab/><text:span text:style-name="T16">g) federation A-M, N-Z and partitioning/sharding</text:span></text:p>
      <text:p text:style-name="P9"/>
      <text:p text:style-name="P9">14) Read/write API</text:p>
      <text:p text:style-name="P9"><text:tab/><text:span text:style-name="T10">a) Another strategy is to use multiple database solutions for different tasks</text:span></text:p>
      <text:p text:style-name="P9"><text:tab/><text:span text:style-name="T10">b</text:span>) Creating a service that the web servers talk to rather then db allows for introduction of multiple database systems</text:p>
      <text:p text:style-name="P11"><text:tab/><text:span text:style-name="T10">c</text:span>) Allows for caching denormalized data further reducing reads</text:p>
      <text:p text:style-name="P9"><text:span text:style-name="T10"><text:tab/>d</text:span>) Can make switching or phasing out databases easier</text:p>
      <text:p text:style-name="P9"><text:soft-page-break/></text:p>
      <text:p text:style-name="P9"/>
      <text:p text:style-name="P9"/>
      <text:p text:style-name="P9"/>
      <text:p text:style-name="P9"/>
      <text:p text:style-name="P9">15) Background <text:span text:style-name="T2">processing</text:span></text:p>
      <text:p text:style-name="P7"><text:tab/><text:span text:style-name="T3">a) ACME adds an affiliate program and affiliates and generate reports</text:span></text:p>
      <text:p text:style-name="P7"><text:tab/><text:span text:style-name="T3">c) Also we have to do some processing on upload logos and the upload is one of the slower requests</text:span></text:p>
      <text:p text:style-name="P7"><text:tab/><text:span text:style-name="T3">b) Don’t want the web servers generating large reports – may import other users</text:span></text:p>
      <text:p text:style-name="P7"><text:span text:style-name="T3"><text:tab/>c) Data exports, processing of uploads – data, images, etc…</text:span></text:p>
      <text:p text:style-name="P7"/>
      <text:p text:style-name="P12">16) Message <text:span text:style-name="T10">Broker</text:span></text:p>
      <text:p text:style-name="P12"><text:tab/><text:span text:style-name="T3">a) Report generation requests creates a message and puts it in a job queue</text:span></text:p>
      <text:p text:style-name="P13"><text:tab/>b) Workers process the report job and upload PDF to Amazon S3 and tells the db (not pictured) that the job is done, then sends the user a notifiaction</text:p>
      <text:p text:style-name="P13"><text:tab/>c) User can access site see the jobs is done and we serve the report from AWS S3</text:p>
      <text:p text:style-name="P13"><text:tab/>d) We move the image processing in to it’s own job queue – upload image to S3 for internal use and update databases</text:p>
      <text:p text:style-name="P14"><text:tab/>e) Different types of queues – job queue, fanout, RPC, pub/sub</text:p>
      <text:p text:style-name="P12"/>
      <text:p text:style-name="P12">17) Next</text:p>
      <text:p text:style-name="P12"><text:tab/>a) Try out different services and platforms</text:p>
      <text:p text:style-name="P12"><text:tab/><text:span text:style-name="T4">b) Further reading</text:span></text:p>
      <text:p text:style-name="P12"/>
      <text:p text:style-name="P12">18) Done</text:p>
      <text:p text:style-name="P12"><text:tab/>a) AWS Services and Serverless Resources</text:p>
      <text:p text:style-name="P12"><text:tab/>b) Friday, April 28, 2017 @ 6:30PM</text:p>
      <text:p text:style-name="P12"/>
      <text:p text:style-name="P1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/>
      <text:p text:style-name="P1"><text:tab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6T19:24:02.003000000</meta:creation-date>
    <dc:date>2017-03-28T20:49:40.253000000</dc:date>
    <meta:editing-duration>P1DT15M57S</meta:editing-duration>
    <meta:editing-cycles>14</meta:editing-cycles>
    <meta:generator>LibreOffice/5.3.1.2$Windows_X86_64 LibreOffice_project/e80a0e0fd1875e1696614d24c32df0f95f03deb2</meta:generator>
    <meta:document-statistic meta:table-count="0" meta:image-count="0" meta:object-count="0" meta:page-count="3" meta:paragraph-count="91" meta:word-count="838" meta:character-count="4707" meta:non-whitespace-character-count="3871"/>
  </office:meta>
</office:document-meta>
</file>